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gestion des réserves (2)</text:p>
      <text:p text:style-name="Corpus_20_A">Les unités en « réserve » peuvent entrer soit par la « zone de renforts », soit conformément aux compétences « parachutisme », « infiltr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au tour précédent peuvent débarquer les troupes embarquées à leur bord dans une zone de 3 pas autour de leurs baies d'embarquement.</text:p>
      <text:p text:style-name="Corpus_20_A">IMPORTANT : Toutes les unités entrées sur le terrain au cours de cette phase reçoivent pour ce tour un ordre « mouvement » qui ne peut en aucun cas être modifié.</text:p>
      <text:p text:style-name="Corpus_20_A">Les véhicules qui ont reçu un ordre « tir appuyé » à la fois à ce tour ci et au tour précédent peuvent embarquer les soldats présents dans une zone de 3 « pas » autour de leurs baies d'embarquement, l'ordre de « tir appuyé » ne peut en aucun cas être modifié au cour du tour.</text:p>
      <text:p text:style-name="Title_20_Shobido_20_2">artillerie (3)</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4)</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Title_20_Shobido_20_3">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text:soft-page-break/>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Tirs d'interceptions : </text:p>
      <text:p text:style-name="Corpus_20_A">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Corpus_20_A">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Title_20_Shobido_20_2">Mouvement</text:p>
      <text:p text:style-name="Corpus_20_A">Le mouvement des unités dépend de l'ordre qu'elles ont reçu :</text:p>
      <text:p text:style-name="Corpus_20_Note">Les fantassins en « tir appuyé » ne peuvent pas se déplacer mais peuvent pivoter.</text:p>
      <text:p text:style-name="Corpus_20_Note">Les fantassins en « manœuvre » peuvent se déplacer de 3ps.</text:p>
      <text:p text:style-name="Corpus_20_Note">Les fantassins en « mouvement » peuvent se déplacer de leur capacité de mouvement.</text:p>
      <text:p text:style-name="Corpus_20_Note">Les fantassins en « déplacement » peuvent se déplacer de leur capacité de <text:s/>mouvement + max(D6;D6).</text:p>
      <text:p text:style-name="Corpus_20_Note">Les véhicules doivent se déplacer d'un mouvement qui est fonction de leur ordre et de leur rang (cf « tableau des véhicules »)</text:p>
      <text:h text:style-name="Title_20_Shobido_20_1" text:outline-level="1">Tir (3)</text:h>
      <text:p text:style-name="Title_20_Shobido_20_2">Tirs appuyés (1)</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1 (cf « modificateurs de tir »).</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Corpus_20_A">Il est impossible de tirer sur un adversaire si la trajectoire du tir passe à travers une zone de corps à corps. <text:span text:style-name="T1">ATTENTION ZONE A DEFINIR !!!</text:span></text:p>
      <text:h text:style-name="Title_20_Shobido_20_1" text:outline-level="1"><text:soft-page-break/>Corps à corps (4)</text:h>
      <text:p text:style-name="Title_20_Shobido_20_2">Mouvements de charge (1)</text:p>
      <text:p text:style-name="Corpus_20_A">Une unité qui a reçu un ordre de manœuvre ou de mouvement et qui n'a pas tiré est éligible pour effectuer une charge.</text:p>
      <text:p text:style-name="Corpus_20_A">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Corpus_20_A">La distance maximale parcourue par les soldats lors d'une « charge » <text:s/>est de 4ps. La compétence « saut » amène ce maximum à 8ps.</text:p>
      <text:p text:style-name="Corpus_20_A">Un mouvement de charge doit être effectué strictement dans la direction d'un soldat ennemi se situant à moins de 16ps.</text:p>
      <text:p text:style-name="Corpus_20_A">Tout contact entre deux unités ennemies entraine l'ouverture d'un combat. Les combats sont résolus dès leur apparition, en prenant en compte l'état du terrain tel qu'il est sur le moment. </text:p>
      <text:p text:style-name="Corpus_20_A"/>
      <text:p text:style-name="Title_20_Shobido_20_2">combats (2)</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supplémentaires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1 point,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text:soft-page-break/>Si l'un des deux duellistes a un score supérieur de 7 points ou plus à celui de son adversaire il ne subit pas de touche, en revanche son adversaire est touché trois fois et doit faire trois « tests de sauvegarde ».</text:p>
      <text:p text:style-name="Corpus_20_A">Un soldat qui subit au moins une touche en combat peut tenter une esquive avant la résolution de cette ou ces touches. Cf « test d'esquive ».</text:p>
      <text:p text:style-name="Title_20_Shobido_20_2">esquives (3)</text:p>
      <text:p text:style-name="Corpus_20_A">Au cours de cette phase les soldats ayant perdu un corps à corps (ie qui subissent une ou plusieurs touches) peuvent tenter un mouvement de recul afin de minimiser leur défaite.</text:p>
      <text:p text:style-name="Corpus_20_A">IMPORTANT : Effectuer une esquive pour quitter un corps à corps n'est nécessaire que dans le cas où le soldat est « engagé ». Les soldats surnuméraires d'un combat complexe ne sont pas « engagés », ils peuvent donc tous le quitter sauf l'un d'entre eux.</text:p>
      <text:p text:style-name="Corpus_20_A">Une esquive permet a un soldat engagé en corps à corps de s'en dégager immédiatement et de s'en écarter d'une distance de 6ps.</text:p>
      <text:p text:style-name="Corpus_20_A">Pour qu'une esquive soit un succès, le soldat doit se désengager de la totalité de ses adversaires en contact.</text:p>
      <text:p text:style-name="Corpus_20_A">IMPORTANT : Si votre dernier soldat valide quitte un corps à corps, laissant face à son ennemi uniquement des soldats « bloqués » ou « au tapis », vos soldats « au tapis » seront mis « hors combat » lors de la phase de réorganisation des corps à corps.</text:p>
      <text:p text:style-name="Title_20_Shobido_20_2">réorganisation (4)</text:p>
      <text:p text:style-name="Corpus_20_A">Tous les soldats qui ont chargé ou ont participé à un corps à corps et qui ne sont en ce moment ni « engagés », ni « bloqués », ni « au tapis », disposent d'un mouvement de 2ps. Les mouvements sont effectués par ordre décroissant puis croissant d'initiative avec l'avantage au joueur « Alpha ». </text:p>
      <text:p text:style-name="Title_20_Shobido_20_3">annexe</text:p>
      <text:p text:style-name="Title_20_Shobido_20_2">Rappel </text:p>
      <text:p text:style-name="Corpus_20_Note">« tir appuyé » donne un malus de 4 en CC.</text:p>
      <text:p text:style-name="Corpus_20_Note">« manœuvre » donne un malus de 2 en CC si le soldat a tiré.</text:p>
      <text:p text:style-name="Corpus_20_Note">« mouvement » donne un malus de 2 en CC si le soldat a tiré.</text:p>
      <text:p text:style-name="Corpus_20_Note">« déplacement » ne donne ni bonus, ni malus.</text:p>
      <text:p text:style-name="Corpus_20_Note">« bloqué » donne un malus de 2.</text:p>
      <text:p text:style-name="Corpus_20_Note">« au tapis » un soldat au tapis ne peut pas se battre, il sera automatiquement mis « hors combat » s'il est engagé par un adversaire.</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Title_20_Shobido_20_2">déblocage &amp; panique (6)</text:p>
      <text:p text:style-name="Corpus_20_A">Tous les soldats « bloqués » (à l'exception des soldats « bloqués » en contact socle à socle avec un soldat doté de la compétence « gladiateur »), effectuent un « test de blocage ».</text:p>
      <text:p text:style-name="Corpus_20_A">Tout soldat qui échoue à retrouver un état valide suite à ce test effectue un mouvement de « panique » qui s'effectue strictement dans la direction du pion marquant la zone de retraite du soldat, d'un nombre de « pas » égal à celui qu'il effectuerait en ordre de <text:s/>« déplacement », et en conservant son état « bloqué ». Lors de ce mouvement le soldat n'engagera jamais l'ennemi, pas même s'il finit son mouvement en contact socle à socle avec l'un d'eux.</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5</text:page-number> / <text:page-count>6</text:page-count></text:p>
      </style:footer>
      <style:footer-left>
        <text:p text:style-name="MP2">1 <text:s/>: <text:s/><text:page-number text:select-page="current">6</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8M25S</meta:editing-duration>
    <meta:editing-cycles>52</meta:editing-cycles>
    <meta:generator>OpenOffice.org/3.4.1$Win32 OpenOffice.org_project/341m1$Build-9593</meta:generator>
    <dc:date>2013-12-16T01:40:42.44</dc:date>
    <meta:document-statistic meta:table-count="0" meta:image-count="0" meta:object-count="0" meta:page-count="6" meta:paragraph-count="145" meta:word-count="2757" meta:character-count="15001"/>
    <meta:user-defined meta:name="Info 1"/>
    <meta:user-defined meta:name="Info 2"/>
    <meta:user-defined meta:name="Info 3"/>
    <meta:user-defined meta:name="Info 4"/>
  </office:meta>
</office:document-meta>
</file>